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style:style style:name="T32" style:family="text">
      <style:text-properties officeooo:rsid="00501108"/>
    </style:style>
    <style:style style:name="T33" style:family="text">
      <style:text-properties officeooo:rsid="00566fb1"/>
    </style:style>
    <style:style style:name="T34" style:family="text">
      <style:text-properties officeooo:rsid="005a70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1">KotC </text:span>Card Building Guide</text:p>
      <text:p text:style-name="P21">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826022504677782578"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4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1373862030018376791" text:style-name="L2">
        <text:list-item>
          <text:p text:style-name="P50">ability_cost = <text:span text:style-name="T26">max(1, target_cost sum(effect_costs) - relief)</text:span></text:p>
        </text:list-item>
        <text:list-item>
          <text:p text:style-name="P51">creature_cost = max(1, math.ceil(offense + <text:span text:style-name="T28">(</text:span>defense / <text:span text:style-name="T19">5)</text:span> + sum(ability_costs)))</text:p>
        </text:list-item>
        <text:list-item>
          <text:p text:style-name="P49">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2338526108561466383" text:style-name="L3">
        <text:list-item>
          <text:p text:style-name="P42">“Activate in response to an opponent's summon.”</text:p>
        </text:list-item>
        <text:list-item>
          <text:p text:style-name="P25">“Activate in response to an opponent's attack.”</text:p>
        </text:list-item>
        <text:list-item>
          <text:p text:style-name="P25">“Activate in response to an opponent's card effect.”</text:p>
        </text:list-item>
        <text:list-item>
          <text:p text:style-name="P28">“Activate when this in-play card is destroyed.”</text:p>
        </text:list-item>
        <text:list-item>
          <text:p text:style-name="P28">“Activate when this card as a resource is destroyed.”</text:p>
        </text:list-item>
        <text:list-item>
          <text:p text:style-name="P24">“Activate when this card in your hand is destroyed.”</text:p>
        </text:list-item>
        <text:list-item>
          <text:p text:style-name="P24">“Activate when this card in your deck is destroyed.”</text:p>
        </text:list-item>
        <text:list-item>
          <text:p text:style-name="P29">“Activate when another of your cards in play is destroyed.”</text:p>
        </text:list-item>
        <text:list-item>
          <text:p text:style-name="P29">“Activate when a card in your hand is destroyed.”</text:p>
        </text:list-item>
        <text:list-item>
          <text:p text:style-name="P29">“Activate when a card in your deck is destroyed.”</text:p>
        </text:list-item>
        <text:list-item>
          <text:p text:style-name="P29">“<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2489583953479557267" text:style-name="L4">
        <text:list-item>
          <text:p text:style-name="P43">“<text:span text:style-name="T14">Remove [x] counters from this card.” (2x)</text:span></text:p>
        </text:list-item>
        <text:list-item>
          <text:p text:style-name="P30">“Pay [x] hitpoints.” (x)</text:p>
        </text:list-item>
        <text:list-item>
          <text:p text:style-name="P31">“<text:bookmark-start text:name="__DdeLink__384_973168994"/><text:span text:style-name="T25">Exhaust [x] of your unexhausted cards in play.</text:span><text:bookmark-end text:name="__DdeLink__384_973168994"/><text:span text:style-name="T25">” (2x)</text:span></text:p>
        </text:list-item>
        <text:list-item>
          <text:p text:style-name="P31">“<text:bookmark-start text:name="__DdeLink__378_973168994"/><text:span text:style-name="T32">Exhaust [x] of your unexhausted cards in play chosen by an opponent of your choice.</text:span><text:bookmark-end text:name="__DdeLink__378_973168994"/><text:span text:style-name="T32">” (4x)</text:span></text:p>
        </text:list-item>
        <text:list-item>
          <text:p text:style-name="P33">“Sacrifice [x] cards on the top of your deck.” <text:span text:style-name="T17">(2x)</text:span></text:p>
        </text:list-item>
        <text:list-item>
          <text:p text:style-name="P33">“Sacrifice [x] random cards in your hand.” <text:span text:style-name="T17">(3x)</text:span></text:p>
        </text:list-item>
        <text:list-item>
          <text:p text:style-name="P32">“Sacrifice [x] cards in play.” <text:span text:style-name="T17">(4x)</text:span></text:p>
        </text:list-item>
        <text:list-item>
          <text:p text:style-name="P32">“<text:bookmark-start text:name="__DdeLink__390_973168994"/><text:span text:style-name="T27">Sacrifice [x] cards in play chosen by an opponent of your choice.</text:span><text:bookmark-end text:name="__DdeLink__390_973168994"/><text:span text:style-name="T27">”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1381643661065351516" text:style-name="L5">
        <text:list-item>
          <text:p text:style-name="P46">“Target this card.” <text:span text:style-name="T17">(0)</text:span></text:p>
        </text:list-item>
        <text:list-item>
          <text:p text:style-name="P26">“<text:span text:style-name="T15">Target up to [x] cards in play.” (x)</text:span></text:p>
        </text:list-item>
        <text:list-item>
          <text:p text:style-name="P44">“<text:span text:style-name="T15">Target up to [x] resources.” (x)</text:span></text:p>
        </text:list-item>
        <text:list-item>
          <text:p text:style-name="P34">“<text:span text:style-name="T25">Target up to [x] exhausted cards in play.” (x/2)</text:span></text:p>
        </text:list-item>
        <text:list-item>
          <text:p text:style-name="P45">“<text:span text:style-name="T15">Target up to [x] cards in play selected by an opponent of your choice.” (x/2)</text:span></text:p>
        </text:list-item>
        <text:list-item>
          <text:p text:style-name="P35">“<text:span text:style-name="T20">Target up to [x] cards in the current chain.” (x/2)</text:span></text:p>
        </text:list-item>
        <text:list-item>
          <text:p text:style-name="P35">“<text:span text:style-name="T23">Target up to [x] cards in your hand.” (x)</text:span></text:p>
        </text:list-item>
        <text:list-item>
          <text:p text:style-name="P36">“Target up to [x] cards in one player's hand randomly.” <text:span text:style-name="T18">(2x)</text:span></text:p>
        </text:list-item>
        <text:list-item>
          <text:p text:style-name="P36">“Target up to [x] cards on the top of one player's deck.” <text:span text:style-name="T18">(2x)</text:span></text:p>
        </text:list-item>
        <text:list-item>
          <text:p text:style-name="P36">“Target up to [x] cards in <text:span text:style-name="T23">your graveyard</text:span>.” <text:span text:style-name="T18">(2x)</text:span></text:p>
        </text:list-item>
        <text:list-item>
          <text:p text:style-name="P36">“<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4346132189084244724" text:style-name="L6">
        <text:list-item>
          <text:p text:style-name="P47">“Place one counter <text:span text:style-name="T27">each</text:span> on <text:span text:style-name="T27">up to [x]</text:span> target<text:span text:style-name="T27">s</text:span>.” <text:span text:style-name="T17">(x)</text:span></text:p>
        </text:list-item>
        <text:list-item>
          <text:p text:style-name="P37">“See <text:span text:style-name="T27">up to [x]</text:span> targets.” <text:span text:style-name="T17">(2x)</text:span></text:p>
        </text:list-item>
        <text:list-item>
          <text:p text:style-name="P38">“<text:span text:style-name="T21">Exhaust</text:span> <text:span text:style-name="T27">up to [x]</text:span> targets.” (<text:span text:style-name="T33">2x</text:span>)</text:p>
        </text:list-item>
        <text:list-item>
          <text:p text:style-name="P38">“<text:span text:style-name="T24">Send up to [x] targets to the resource zone of their owners (exhausted).” (3x)</text:span></text:p>
        </text:list-item>
        <text:list-item>
          <text:p text:style-name="P27">“<text:span text:style-name="T16">Destroy up to [x] targets.” (8x)</text:span></text:p>
        </text:list-item>
        <text:list-item>
          <text:p text:style-name="P39">“Increase targets<text:span text:style-name="T27">'</text:span> offense by <text:span text:style-name="T27">a total of</text:span> [x].” <text:span text:style-name="T17">(x)</text:span></text:p>
        </text:list-item>
        <text:list-item>
          <text:p text:style-name="P39">“Increase targets<text:span text:style-name="T27">'</text:span> defense by <text:span text:style-name="T27">a total of</text:span> [x].” <text:span text:style-name="T17">(x/5)</text:span></text:p>
        </text:list-item>
        <text:list-item>
          <text:p text:style-name="P39">“Decrease targets<text:span text:style-name="T27">'</text:span> offense by <text:span text:style-name="T27">a total of</text:span> [x].” <text:span text:style-name="T17">(x)</text:span></text:p>
        </text:list-item>
        <text:list-item>
          <text:p text:style-name="P39">“<text:bookmark-start text:name="__DdeLink__373_1387822758"/>Inflict <text:span text:style-name="T27">a total of</text:span> [x] damage to targets.<text:bookmark-end text:name="__DdeLink__373_1387822758"/>” <text:span text:style-name="T17">(x/4)</text:span></text:p>
        </text:list-item>
        <text:list-item>
          <text:p text:style-name="P39">“<text:span text:style-name="T34">Reveal</text:span> <text:span text:style-name="T27">up to [x]</text:span> target cards <text:span text:style-name="T24">that are not in play, then summon or cast any number of revealed target cards</text:span> (paying the usual costs).” <text:span text:style-name="T17">(3x)</text:span></text:p>
        </text:list-item>
        <text:list-item>
          <text:p text:style-name="P39">“Place <text:span text:style-name="T27">up to [x]</text:span> targets on top of owner's deck in any order.” <text:span text:style-name="T17">(3x)</text:span></text:p>
        </text:list-item>
        <text:list-item>
          <text:p text:style-name="P40">“Draw [x] cards.” <text:span text:style-name="T17">(4x)</text:span></text:p>
        </text:list-item>
        <text:list-item>
          <text:p text:style-name="P40">“Increase your hitpoints by [x].” <text:span text:style-name="T17">(2x)</text:span></text:p>
        </text:list-item>
        <text:list-item>
          <text:p text:style-name="P40">“<text:bookmark-start text:name="__DdeLink__395_722314610"/>Inflict [x] damage to any one player.<text:bookmark-end text:name="__DdeLink__395_722314610"/>” <text:span text:style-name="T17">(x/2)</text:span></text:p>
        </text:list-item>
        <text:list-item>
          <text:p text:style-name="P41">“Negate<text:span text:style-name="T27"> attack of up to [x]</text:span> targets.” <text:span text:style-name="T17">(5x)</text:span></text:p>
        </text:list-item>
        <text:list-item>
          <text:p text:style-name="P41">“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1T21:27:48.882019563</dc:date>
    <dc:creator>Julie </dc:creator>
    <meta:editing-duration>PT20H21M7S</meta:editing-duration>
    <meta:editing-cycles>54</meta:editing-cycles>
    <meta:generator>LibreOffice/4.2.8.2$Linux_X86_64 LibreOffice_project/420m0$Build-2</meta:generator>
    <meta:document-statistic meta:table-count="0" meta:image-count="0" meta:object-count="0" meta:page-count="6" meta:paragraph-count="81" meta:word-count="1212" meta:character-count="6804" meta:non-whitespace-character-count="5725"/>
  </office:meta>
</office:document-meta>
</file>